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46a50" officeooo:paragraph-rsid="00246a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officeooo:rsid="00246a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ECL/OP/HR/<text:span text:style-name="T8">PL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7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8">Promotion letter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Engineering Consortium (Pvt.) Ltd. is offering you a <text:span text:style-name="T8">promotion from your current position</text:span>. Please note that th<text:span text:style-name="T5">is</text:span> brings in a few changes in your terms of engagement outlined here. <text:span text:style-name="T8">Please also note that your remuneration terms will not be affected through this promotion.</text:span>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Team</text:p>
          </table:table-cell>
          <table:table-cell table:style-name="Table1.C2" office:value-type="string">
            <text:p text:style-name="P4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6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(Pvt.)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2683187320" text:style-name="L1">
        <text:list-item>
          <text:p text:style-name="P7">Personal File</text:p>
        </text:list-item>
        <text:list-item>
          <text:p text:style-name="P7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8:20.462000000</dc:date>
    <meta:editing-duration>PT3H53M23S</meta:editing-duration>
    <meta:editing-cycles>19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7" meta:word-count="142" meta:character-count="894" meta:non-whitespace-character-count="785"/>
  </office:meta>
</office:document-meta>
</file>